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ffff" draw:marker-start-width="0.252cm" draw:marker-end-width="0.252cm" draw:fill-color="#72bf44" draw:textarea-horizontal-align="justify" draw:textarea-vertical-align="middle" draw:auto-grow-height="false" fo:min-height="1.274cm" fo:min-width="2.12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ffffff" draw:marker-start-width="0.252cm" draw:marker-end-width="0.252cm" draw:fill-color="#00b6bd" draw:textarea-horizontal-align="justify" draw:textarea-vertical-align="middle" draw:auto-grow-height="false" fo:min-height="0.766cm" fo:min-width="4.5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ffffff" draw:marker-start-width="0.252cm" draw:marker-end-width="0.252cm" draw:fill-color="#72bf44" draw:textarea-horizontal-align="justify" draw:textarea-vertical-align="middle" draw:auto-grow-height="false" fo:min-height="0.8cm" fo:min-width="2.094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ffffff" draw:marker-start-width="0.252cm" draw:marker-end-width="0.252cm" draw:fill="solid" draw:fill-color="#fff685" draw:textarea-horizontal-align="justify" draw:textarea-vertical-align="middle" draw:auto-grow-height="false" fo:min-height="0.732cm" fo:min-width="4.54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ffff" draw:marker-start-width="0.252cm" draw:marker-end-width="0.252cm" draw:fill-color="#7da7d8" draw:textarea-horizontal-align="justify" draw:textarea-vertical-align="middle" draw:auto-grow-height="false" fo:min-height="0.646cm" fo:min-width="2.478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ffff" draw:marker-start-width="0.252cm" draw:marker-end-width="0.252cm" draw:fill-color="#00b6bd" draw:textarea-horizontal-align="justify" draw:textarea-vertical-align="middle" draw:auto-grow-height="false" fo:min-height="0.732cm" fo:min-width="4.54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ff" draw:marker-start-width="0.252cm" draw:marker-end-width="0.252cm" draw:fill-color="#72bf44" draw:textarea-horizontal-align="justify" draw:textarea-vertical-align="middle" draw:auto-grow-height="false" fo:min-height="0.8cm" fo:min-width="2.489cm" fo:padding-top="0.142cm" fo:padding-bottom="0.142cm" fo:padding-left="0.267cm" fo:padding-right="0.267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685"/>
      <style:paragraph-properties fo:text-align="center"/>
    </style:style>
    <style:style style:name="P6" style:family="paragraph">
      <loext:graphic-properties draw:fill-color="#7da7d8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318cm" svg:height="1.524cm" svg:x="2.032cm" svg:y="0.762cm">
          <text:p text:style-name="P1"><text:span text:style-name="T1">Skim fi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5.08cm" svg:height="1.016cm" svg:x="1.678cm" svg:y="3.618cm">
          <text:p text:style-name="P1"><text:span text:style-name="T1">buildOutroot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4.191cm" svg:y1="2.286cm" svg:x2="4.218cm" svg:y2="3.618cm" draw:start-shape="id1" draw:start-glue-point="8" draw:end-shape="id2" draw:end-glue-point="4" svg:d="M4191 2286l27 1332" svg:viewBox="0 0 28 1333">
          <text:p/>
        </draw:connector>
        <draw:custom-shape draw:style-name="gr4" draw:text-style-name="P2" xml:id="id3" draw:id="id3" draw:layer="layout" svg:width="4.318cm" svg:height="1.083cm" svg:x="2.032cm" svg:y="6.396cm">
          <text:p text:style-name="P1"><text:span text:style-name="T1">outroot fi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4" draw:layer="layout" draw:type="line" svg:x1="4.218cm" svg:y1="4.634cm" svg:x2="4.191cm" svg:y2="6.396cm" draw:start-shape="id2" draw:start-glue-point="6" draw:end-shape="id3" draw:end-glue-point="5" svg:d="M4218 4634l-27 1762" svg:viewBox="0 0 28 1763">
          <text:p/>
        </draw:connector>
        <draw:custom-shape draw:style-name="gr5" draw:text-style-name="P5" xml:id="id4" draw:id="id4" draw:layer="layout" svg:width="5.08cm" svg:height="1.016cm" svg:x="1.663cm" svg:y="11.852cm">
          <text:p text:style-name="P1"><text:span text:style-name="T1">diagnostics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4.191cm" svg:y1="7.479cm" svg:x2="4.203cm" svg:y2="11.852cm" draw:start-shape="id3" draw:start-glue-point="8" draw:end-shape="id4" svg:d="M4191 7479l12 4373" svg:viewBox="0 0 13 4374">
          <text:p/>
        </draw:connector>
        <draw:custom-shape draw:style-name="gr6" draw:text-style-name="P6" xml:id="id5" draw:id="id5" draw:layer="layout" svg:width="3.302cm" svg:height="1.27cm" svg:x="2.54cm" svg:y="13.97cm">
          <text:p text:style-name="P1"><text:span text:style-name="T1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4.203cm" svg:y1="12.868cm" svg:x2="4.191cm" svg:y2="13.97cm" draw:start-shape="id4" draw:end-shape="id5" draw:end-glue-point="4" svg:d="M4203 12868l-12 1102" svg:viewBox="0 0 13 1103">
          <text:p/>
        </draw:connector>
        <draw:custom-shape draw:style-name="gr7" draw:text-style-name="P3" xml:id="id6" draw:id="id6" draw:layer="layout" svg:width="5.08cm" svg:height="1.016cm" svg:x="10.668cm" svg:y="1.016cm">
          <text:p text:style-name="P1"><text:span text:style-name="T1">buildSpinroot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5.911cm" svg:y1="6.938cm" svg:x2="10.668cm" svg:y2="1.524cm" draw:start-shape="id3" draw:start-glue-point="9" draw:end-shape="id6" draw:end-glue-point="5" svg:d="M5911 6938h2599v-5414h2158" svg:viewBox="0 0 4758 5415">
          <text:p/>
        </draw:connector>
        <draw:custom-shape draw:style-name="gr8" draw:text-style-name="P2" xml:id="id7" draw:id="id7" draw:layer="layout" svg:width="4.969cm" svg:height="1.083cm" svg:x="10.733cm" svg:y="4.096cm">
          <text:p text:style-name="P1"><text:span text:style-name="T1">spinroot fi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4" draw:layer="layout" draw:type="line" svg:x1="13.208cm" svg:y1="2.032cm" svg:x2="13.218cm" svg:y2="4.096cm" draw:start-shape="id6" draw:start-glue-point="6" draw:end-shape="id7" draw:end-glue-point="5" svg:d="M13208 2032l10 2064" svg:viewBox="0 0 11 2065">
          <text:p/>
        </draw:connector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1:57:52.592537830</meta:creation-date>
    <dc:date>2019-12-01T18:43:28.170580372</dc:date>
    <meta:editing-duration>PT8M58S</meta:editing-duration>
    <meta:editing-cycles>3</meta:editing-cycles>
    <meta:generator>LibreOffice/6.0.7.3$Linux_X86_64 LibreOffice_project/00m0$Build-3</meta:generator>
    <meta:document-statistic meta:object-count="36"/>
  </office:meta>
</office:document-meta>
</file>